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loext:graphic-properties draw:fill="solid" draw:fill-color="#ffffff"/>
      <style:paragraph-properties fo:background-color="#ffffff"/>
      <style:text-properties fo:color="#24292e" fo:font-size="12pt" fo:font-weight="bold" style:font-size-asian="12pt" style:font-weight-asian="bold" style:font-size-complex="12pt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4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fo:line-height="100%" style:page-number="1" fo:background-color="#ffffff"/>
    </style:style>
    <style:style style:name="P5" style:family="paragraph" style:parent-style-name="Standard">
      <loext:graphic-properties draw:fill="solid" draw:fill-color="#ffffff"/>
      <style:paragraph-properties fo:margin-top="0in" fo:margin-bottom="0.1665in" loext:contextual-spacing="false" fo:line-height="100%" fo:background-color="#ffffff"/>
    </style:style>
    <style:style style:name="P6" style:family="paragraph" style:parent-style-name="Heading_20_1">
      <loext:graphic-properties draw:fill="solid" draw:fill-color="#ffffff"/>
      <style:paragraph-properties fo:margin-left="-0.2083in" fo:margin-right="0in" fo:margin-top="0.25in" fo:margin-bottom="0.1665in" loext:contextual-spacing="false" fo:line-height="100%" fo:keep-together="auto" fo:text-indent="0in" style:auto-text-indent="false" fo:background-color="#ffffff" fo:padding-left="0in" fo:padding-right="0in" fo:padding-top="0in" fo:padding-bottom="0.0835in" fo:border-left="none" fo:border-right="none" fo:border-top="none" fo:border-bottom="0.74pt solid #eaecef" fo:keep-with-next="auto"/>
    </style:style>
    <style:style style:name="P7" style:family="paragraph" style:parent-style-name="Heading_20_2">
      <loext:graphic-properties draw:fill="solid" draw:fill-color="#ffffff"/>
      <style:paragraph-properties fo:margin-left="-0.2083in" fo:margin-right="0in" fo:margin-top="0.25in" fo:margin-bottom="0.1665in" loext:contextual-spacing="false" fo:line-height="100%" fo:keep-together="auto" fo:text-indent="0in" style:auto-text-indent="false" fo:background-color="#ffffff" fo:padding-left="0in" fo:padding-right="0in" fo:padding-top="0in" fo:padding-bottom="0.0693in" fo:border-left="none" fo:border-right="none" fo:border-top="none" fo:border-bottom="0.74pt solid #eaecef" fo:keep-with-next="auto"/>
    </style:style>
    <style:style style:name="P8" style:family="paragraph" style:parent-style-name="Heading_20_3">
      <loext:graphic-properties draw:fill="solid" draw:fill-color="#ffffff"/>
      <style:paragraph-properties fo:margin-left="-0.2083in" fo:margin-right="0in" fo:margin-top="0.25in" fo:margin-bottom="0.1665in" loext:contextual-spacing="false" fo:line-height="100%" fo:keep-together="auto" fo:text-indent="0in" style:auto-text-indent="false" fo:background-color="#ffffff" fo:keep-with-next="auto"/>
    </style:style>
    <style:style style:name="T1" style:family="text">
      <style:text-properties fo:color="#24292e" fo:font-size="12pt" fo:font-weight="bold" style:font-size-asian="12pt" style:font-weight-asian="bold" style:font-size-complex="12pt"/>
    </style:style>
    <style:style style:name="T2" style:family="text">
      <style:text-properties fo:color="#24292e" fo:font-size="12pt" style:font-size-asian="12pt" style:font-size-complex="12pt"/>
    </style:style>
    <style:style style:name="T3" style:family="text">
      <style:text-properties fo:color="#24292e" fo:font-size="23pt" fo:font-weight="bold" style:font-size-asian="23pt" style:font-weight-asian="bold" style:font-size-complex="23pt"/>
    </style:style>
    <style:style style:name="T4" style:family="text">
      <style:text-properties fo:color="#24292e" fo:font-size="17pt" fo:font-weight="bold" style:font-size-asian="17pt" style:font-weight-asian="bold" style:font-size-complex="17pt"/>
    </style:style>
    <style:style style:name="T5" style:family="text">
      <style:text-properties fo:color="#24292e" fo:font-size="16.5pt" fo:font-weight="bold" style:font-size-asian="16.5pt" style:font-weight-asian="bold" style:font-size-complex="16.5pt"/>
    </style:style>
    <style:style style:name="T6" style:family="text">
      <style:text-properties fo:color="#0366d6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James Crowther</text:span></text:p>
      <text:p text:style-name="P3"><text:span text:style-name="T2">LinkedIn : </text:span><text:a xlink:type="simple" xlink:href="https://www.linkedin.com/in/james-crowther-2377874a/" text:style-name="ListLabel_20_1" text:visited-style-name="ListLabel_20_1"><text:span text:style-name="T6">https://www.linkedin.com/in/james-crowther-2377874a/</text:span></text:a></text:p>
      <text:p text:style-name="P3"><text:span text:style-name="T2">GitHub : </text:span><text:a xlink:type="simple" xlink:href="https://github.com/shadowguardian507-irl" text:style-name="ListLabel_20_1" text:visited-style-name="ListLabel_20_1"><text:span text:style-name="T6">https://github.com/shadowguardian507-irl</text:span></text:a></text:p>
      <text:p text:style-name="P3"><text:span text:style-name="T2">E-mail : </text:span><text:span text:style-name="T6">james@p-s-e.tk</text:span></text:p>
      <text:p text:style-name="P6"><text:bookmark text:name="_2wz6ff299c4i"/><text:span text:style-name="T3">Experience Summary</text:span></text:p>
      <text:p text:style-name="P7"><text:bookmark text:name="_isdy6qghnsvb"/><text:span text:style-name="T4">Personal statement</text:span></text:p>
      <text:p text:style-name="P5"><text:span text:style-name="T2">Experienced Platform Engineer with over 10 years demonstrated history of working in industry. Skilled in Ansible, Linux, Docker, Proxmox, VMware ESX/vSphere, systems automation, Cisco/Cisco-Meraki networking, Group Policy, AWS S3/Cloudfront/Route53 and Continuous Integration</text:span></text:p>
      <text:p text:style-name="P7"><text:bookmark text:name="_6acqh8xbq9i9"/><text:span text:style-name="T4">Business experience</text:span></text:p>
      <text:p text:style-name="P3"><text:span text:style-name="T2">Administration of multi-site distributed systems and network infrastructure</text:span></text:p>
      <text:p text:style-name="P3"><text:span text:style-name="T2">-- remote management of site interlinking network equipment</text:span></text:p>
      <text:p text:style-name="P3"><text:span text:style-name="T2">Systems deployment/configuration automation</text:span></text:p>
      <text:p text:style-name="P3"><text:span text:style-name="T2">-- via use of Ansible to ensure creation of consistent systems</text:span></text:p>
      <text:p text:style-name="P3"><text:span text:style-name="T2">Infrastructure planning/structuring</text:span></text:p>
      <text:p text:style-name="P3"><text:span text:style-name="T2">-- creation of supporting infrastructure for 3rd party software to run in</text:span></text:p>
      <text:p text:style-name="P3"><text:span text:style-name="T2">Performing problem analysis and rectification</text:span></text:p>
      <text:p text:style-name="P3"><text:span text:style-name="T2">-- automated detection of transient systems connection issues</text:span></text:p>
      <text:p text:style-name="P7"><text:bookmark text:name="_5k1ltuamrq6"/><text:span text:style-name="T4">Technical experience</text:span></text:p>
      <text:p text:style-name="P8"><text:bookmark text:name="_pnr9x8a5kg0p"/><text:span text:style-name="T5">Operating Systems</text:span></text:p>
      <text:p text:style-name="P5"><text:span text:style-name="T2">Windows: Windows server 2019/2016/2012 R2, Windows 10</text:span></text:p>
      <text:p text:style-name="P5"><text:span text:style-name="T2">Linux: Ubuntu, Debian, Arch, Alpine, RancherOS, K3OS(basic knowledge as result of RancherOS)</text:span></text:p>
      <text:p text:style-name="P5"><text:span text:style-name="T2">Virtualisation: vSpere/ESXi, Proxmox VE, libvirt(basic knowledge)</text:span></text:p>
      <text:p text:style-name="P5"><text:span text:style-name="T2">Network: Cisco Meraki switches, Cisco Catalyst switches and ASAs, Ubiquiti Networks switches and routers</text:span></text:p>
      <text:p text:style-name="P8"><text:bookmark text:name="_dt5uv9mrbsr6"/><text:span text:style-name="T5">Software / Programming</text:span></text:p>
      <text:p text:style-name="P5"><text:span text:style-name="T2">Ansible, Bash Script, git, Docker, PHP, GOCD(basic use/admin), Group Policy, Active directory, Datadog systems monitoring</text:span></text:p>
      <text:p text:style-name="P7"><text:bookmark text:name="_g8ea8y5bsw6w"/><text:span text:style-name="T4">Career/Education history</text:span></text:p>
      <text:p text:style-name="P8"><text:bookmark text:name="_ttval0sg38z7"/><text:soft-page-break/><text:span text:style-name="T5">Laterooms _ Manchester (city centre)</text:span></text:p>
      <text:p text:style-name="P3"><text:span text:style-name="T2">Aug 2019 - now _ Platform Engineer (temporarily retained by Administrator, KPMG)</text:span></text:p>
      <text:p text:style-name="P3"><text:span text:style-name="T2">Nov 2018 - Aug 2019 _ Platform Engineer</text:span></text:p>
      <text:p text:style-name="P3"><text:span text:style-name="T2">Jan 2016 - Nov 2018 _ Foundation Platform Engineer</text:span></text:p>
      <text:p text:style-name="P3"><text:span text:style-name="T2">Apr 2009 – Jan 2016 _ Desktop Support Engineer</text:span></text:p>
      <text:p text:style-name="P8"><text:bookmark text:name="_rlyuq59x4qxo"/><text:span text:style-name="T5">MdC Direct _<text:tab/>Stockport</text:span></text:p>
      <text:p text:style-name="P5"><text:span text:style-name="T2">Jan 2008 – December 2008 _<text:tab/>System Support Administrator</text:span></text:p>
      <text:p text:style-name="P8"><text:bookmark text:name="_hdriul7plc7z"/><text:span text:style-name="T5">The University of Manchester (formerly UMIST)</text:span></text:p>
      <text:p text:style-name="P5"><text:span text:style-name="T2">September 2004 – June 2007 _ BSc Hons Computing Science</text:span></text:p>
      <text:p text:style-name="P7"><text:bookmark text:name="_w39jlp8b054o"/><text:span text:style-name="T4">Certifications</text:span></text:p>
      <text:p text:style-name="P3"><text:span text:style-name="T2">V3 Foundation Certificate in IT Service Management</text:span></text:p>
      <text:p text:style-name="P3"><text:span text:style-name="T2">Apple Certified Associate - Mac Integration 10.10</text:span></text:p>
      <text:p text:style-name="P7"><text:bookmark text:name="_8ueqlveo04mx"/><text:span text:style-name="T4">General Information</text:span></text:p>
      <text:p text:style-name="P3"><text:span text:style-name="T2">Member of BCS</text:span></text:p>
      <text:p text:style-name="P3"><text:span text:style-name="T2">Full clean UK driving licence</text:span></text:p>
      <text:p text:style-name="P7"><text:bookmark text:name="_7mjf00xmpz97"/><text:span text:style-name="T4">Interests</text:span></text:p>
      <text:p text:style-name="P1"><text:span text:style-name="T2">Ansible / systems automation</text:span></text:p>
      <text:p text:style-name="P1"><text:span text:style-name="T2">Web app creation</text:span></text:p>
      <text:p text:style-name="P1"><text:span text:style-name="T2">Open Source development</text:span></text:p>
      <text:p text:style-name="P1"><text:span text:style-name="T2">3D design/printing</text:span></text:p>
      <text:p text:style-name="P1"><text:span text:style-name="T2">VR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366d6"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1in" fo:margin-left="1in" fo:margin-right="1in" style:writing-mode="lr-tb" style:layout-grid-color="#c0c0c0" style:layout-grid-lines="2591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6" meta:word-count="277" meta:character-count="2148" meta:non-whitespace-character-count="1914"/>
    <meta:generator>LibreOfficeDev/6.0.5.2$Linux_X86_64 LibreOffice_project/</meta:generator>
  </office:meta>
</office:document-meta>
</file>